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152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6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Schematic Referenc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Nichicon UPM 470uF 50v</text:p>
          </table:table-cell>
          <table:table-cell table:style-name="ce2" office:value-type="string" calcext:value-type="string">
            <text:p><text:span text:style-name="T1">UPM1H471MHD</text:span> 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1.19" calcext:value-type="currency">
            <text:p>$1.19</text:p>
          </table:table-cell>
          <table:table-cell office:value-type="string" calcext:value-type="string">
            <text:p>https://www.mouser.com/ProductDetail/Nichicon/UPM1H471MHD?qs=sGAEpiMZZMtZ1n0r9vR22bWlSlpQNIMtxbMYo%252BXE4ag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ichicon UPM 220uF 35v</text:p>
          </table:table-cell>
          <table:table-cell table:style-name="ce2" office:value-type="string" calcext:value-type="string">
            <text:p><text:a xlink:href="https://www.mouser.com/ProductDetail/Nichicon/UPM1V221MPD6TD?qs=sGAEpiMZZMtZ1n0r9vR22T6BEhy5ebvQaQVJAXOJmMw%3D" xlink:type="simple">UPM1V221MPD6TD</text:a>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0.62" calcext:value-type="currency">
            <text:p>$0.62</text:p>
          </table:table-cell>
          <table:table-cell office:value-type="string" calcext:value-type="string">
            <text:p>https://www.mouser.com/ProductDetail/Nichicon/UPM1V221MPD6TD?qs=sGAEpiMZZMtZ1n0r9vR22T6BEhy5ebvQaQVJAXOJmMw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SB540A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Vishay-Semiconductors/SB540A-E3-54?qs=sGAEpiMZZMsYCk4rqFpP%2FecJas7ZrTfC" xlink:type="simple">https://www.mouser.com/ProductDetail/Vishay-Semiconductors/SB540A-E3-54?qs=sGAEpiMZZMsYCk4rqFpP%2FecJas7ZrTfC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I Switching Regulator</text:p>
          </table:table-cell>
          <table:table-cell office:value-type="string" calcext:value-type="string">
            <text:p>LM2596T-5.0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5.28" calcext:value-type="currency">
            <text:p>$5.28</text:p>
          </table:table-cell>
          <table:table-cell office:value-type="string" calcext:value-type="string">
            <text:p>https://www.mouser.com/ProductDetail/Texas-Instruments/LM2596T-50?qs=sGAEpiMZZMtitjHzVIkrqaeIqJaO9bXJEqxAf%252BtrAvM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77 uH 3A inductor</text:p>
          </table:table-cell>
          <table:table-cell table:style-name="ce2" office:value-type="string" calcext:value-type="string">
            <text:p>PE-54038NL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3.9" calcext:value-type="currency">
            <text:p>$3.90</text:p>
          </table:table-cell>
          <table:table-cell office:value-type="string" calcext:value-type="string">
            <text:p>https://www.mouser.com/ProductDetail/Pulse-Electronics/PE-54038NL?qs=sGAEpiMZZMsg%252By3WlYCkU8GLwdnm9RzPzBDPVnY4gDg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TO-220 Heatsink</text:p>
          </table:table-cell>
          <table:table-cell table:style-name="ce2" office:value-type="string" calcext:value-type="string">
            <text:p>E2A-T220-38E 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Ohmite/E2A-T220-38E?qs=sGAEpiMZZMuYaq4aOfOV%252BPlZWA9hnxmuZ9T6c2mhoEM%3D" xlink:type="simple">https://www.mouser.com/ProductDetail/Ohmite/E2A-T220-38E?qs=sGAEpiMZZMuYaq4aOfOV%252BPlZWA9hnxmuZ9T6c2mhoEM%3D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:.E7])" office:value-type="currency" office:currency="USD" office:value="13.15" calcext:value-type="currency">
            <text:p>$13.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33:42.059473871</meta:creation-date>
    <dc:date>2019-10-01T13:59:41.436073636</dc:date>
    <meta:editing-duration>PT14M18S</meta:editing-duration>
    <meta:editing-cycles>3</meta:editing-cycles>
    <meta:generator>LibreOffice/6.0.7.3$Linux_X86_64 LibreOffice_project/00m0$Build-3</meta:generator>
    <meta:document-statistic meta:table-count="1" meta:cell-count="44" meta:object-count="0"/>
  </office:meta>
</office:document-meta>
</file>